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itle">
      <style:text-properties officeooo:rsid="00094c78" officeooo:paragraph-rsid="00174645"/>
    </style:style>
    <style:style style:name="P3" style:family="paragraph" style:parent-style-name="Subtitle">
      <style:text-properties officeooo:rsid="00094c78" officeooo:paragraph-rsid="00174645"/>
    </style:style>
    <style:style style:name="P4" style:family="paragraph" style:parent-style-name="Heading_20_1">
      <style:text-properties officeooo:rsid="00174645" officeooo:paragraph-rsid="00174645"/>
    </style:style>
    <style:style style:name="P5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6" style:family="paragraph" style:parent-style-name="Text_20_body" style:list-style-name="L1">
      <style:text-properties officeooo:rsid="001788c2" officeooo:paragraph-rsid="001788c2"/>
    </style:style>
    <style:style style:name="P7" style:family="paragraph" style:parent-style-name="Text_20_body" style:list-style-name="L3">
      <style:text-properties officeooo:rsid="001788c2" officeooo:paragraph-rsid="001788c2"/>
    </style:style>
    <style:style style:name="P8" style:family="paragraph" style:parent-style-name="Text_20_body" style:list-style-name="L3">
      <style:text-properties officeooo:rsid="0017ba27" officeooo:paragraph-rsid="0017ba27"/>
    </style:style>
    <style:style style:name="P9" style:family="paragraph" style:parent-style-name="Text_20_body" style:list-style-name="L4">
      <style:text-properties officeooo:rsid="0017ba27" officeooo:paragraph-rsid="0017ba27"/>
    </style:style>
    <style:style style:name="P10" style:family="paragraph" style:parent-style-name="Heading_20_2">
      <style:text-properties officeooo:rsid="001788c2" officeooo:paragraph-rsid="001788c2"/>
    </style:style>
    <style:style style:name="P11" style:family="paragraph" style:parent-style-name="Heading">
      <style:text-properties officeooo:rsid="0017ba27" officeooo:paragraph-rsid="0017ba27"/>
    </style:style>
    <style:style style:name="P12" style:family="paragraph" style:parent-style-name="Heading_20_3">
      <style:text-properties officeooo:rsid="001788c2" officeooo:paragraph-rsid="001788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64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Unsplash-it</text:p>
      <text:p text:style-name="P3">Planificación</text:p>
      <text:p text:style-name="P1"/>
      <text:h text:style-name="P4" text:outline-level="1">Plan General</text:h>
      <text:h text:style-name="Heading_20_2" text:outline-level="2">Introducción</text:h>
      <text:p text:style-name="P1">El presente documento representa la guía maestra del desarrollo de la webapp denominada <text:span text:style-name="T1">Unsplashit</text:span><text:span text:style-name="T2">, producida como prueba conceptual para el cliente </text:span><text:span text:style-name="T3">Sr.</text:span><text:span text:style-name="T2"> Walter Gammarota.</text:span></text:p>
      <text:p text:style-name="P5">Proyecto comenzado a las 9:00 a.m. del día Viernes Junio 26 de 2020.</text:p>
      <text:h text:style-name="Heading_20_2" text:outline-level="2">Actividades por realizar</text:h>
      <text:list xml:id="list2725080885" text:style-name="L1">
        <text:list-item>
          <text:p text:style-name="P6">Planificación</text:p>
        </text:list-item>
        <text:list-item>
          <text:p text:style-name="P6">Levantamiento de requerimientos, investigación y aclaratorias.</text:p>
        </text:list-item>
        <text:list-item>
          <text:p text:style-name="P6">Análisis de la información obtenida.</text:p>
        </text:list-item>
        <text:list-item>
          <text:p text:style-name="P6">Diseños.</text:p>
        </text:list-item>
        <text:list-item>
          <text:p text:style-name="P6">Desarrollo.</text:p>
        </text:list-item>
        <text:list-item>
          <text:p text:style-name="P6">Pruebas.</text:p>
        </text:list-item>
        <text:list-item>
          <text:p text:style-name="P6">Entrega.</text:p>
        </text:list-item>
      </text:list>
      <text:h text:style-name="P10" text:outline-level="2">Planificación</text:h>
      <text:h text:style-name="P12" text:outline-level="3">Primer Sprint</text:h>
      <text:list xml:id="list1562392032" text:style-name="L3">
        <text:list-item>
          <text:p text:style-name="P7">Instalación y setup inicial del proyecto.</text:p>
        </text:list-item>
        <text:list-item>
          <text:p text:style-name="P7">Creación de repositorios.</text:p>
        </text:list-item>
        <text:list-item>
          <text:p text:style-name="P8">Configuraciones locales y remotas.</text:p>
        </text:list-item>
        <text:list-item>
          <text:p text:style-name="P8">Commit inicial</text:p>
        </text:list-item>
        <text:list-item>
          <text:p text:style-name="P8">Planificación del Segundo Sprint.</text:p>
        </text:list-item>
      </text:list>
      <text:p text:style-name="P11">Entregables del Primer Sprint</text:p>
      <text:list xml:id="list2578745379" text:style-name="L4">
        <text:list-item>
          <text:p text:style-name="P9">Repositorio remoto con documentación y código inici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6T10:18:59.258242604</dc:date>
    <meta:editing-duration>PT37M3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3" meta:word-count="108" meta:character-count="734" meta:non-whitespace-character-count="662"/>
  </office:meta>
</office:document-meta>
</file>